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AttributeMethodArgumentResolverTests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AttributeMethodArgumentResolverTests.creat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AttributeMethodArgumentResolverTests.getHandle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